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00A31112DC26E236.png" manifest:media-type="image/png"/>
  <manifest:file-entry manifest:full-path="Pictures/1000068800009698000054AB537EA062.svg" manifest:media-type="image/svg+xml"/>
  <manifest:file-entry manifest:full-path="Pictures/1000020100000640000003E8FD99B7EA84B522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cm"/>
    </style:style>
    <style:style style:name="pr2" style:family="presentation" style:parent-style-name="Padrão-subtitle">
      <style:graphic-properties draw:fill-color="#ffffff" fo:min-height="14.0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  <style:text-properties style:font-name="Comfortaa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paragraph-properties fo:margin-left="1.251cm" fo:margin-right="0cm" fo:text-align="justify" fo:text-indent="-0.499cm"/>
    </style:style>
    <style:style style:name="P4" style:family="paragraph">
      <loext:graphic-properties draw:fill-color="#ffffff"/>
      <style:paragraph-properties fo:margin-left="1.251cm" fo:margin-right="0cm" fo:text-align="justify" fo:text-indent="-0.499cm"/>
      <style:text-properties fo:font-size="34.9000015258789pt" style:font-size-asian="42pt" style:font-size-complex="4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mfortaa" fo:font-size="40pt" fo:font-style="normal" fo:text-shadow="none" style:text-underline-style="solid" style:text-underline-width="auto" style:text-underline-color="font-color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5000b" style:font-name="Lobster Two" fo:font-size="42pt" style:font-size-asian="42pt" style:font-size-complex="42pt"/>
    </style:style>
    <style:style style:name="T3" style:family="text">
      <style:text-properties style:font-name="Lobster Two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2cm" svg:height="2cm" svg:x="1.2cm" svg:y="0.6cm" presentation:class="title" presentation:user-transformed="true">
          <draw:text-box>
            <text:p text:style-name="P1"><text:span text:style-name="T1">Regras Gerais na Dança de Salão</text:span></text:p>
          </draw:text-box>
        </draw:frame>
        <draw:frame presentation:style-name="pr2" draw:text-style-name="P4" draw:layer="layout" svg:width="25.8cm" svg:height="14.034cm" svg:x="0.6cm" svg:y="3cm" presentation:class="subtitle" presentation:user-transformed="true">
          <draw:text-box>
            <text:list text:style-name="L1">
              <text:list-item>
                <text:p text:style-name="P3"><text:span text:style-name="T2">Rodar o salão</text:span><text:span text:style-name="T3"> (exceto nas danças em linha).</text:span></text:p>
              </text:list-item>
              <text:list-item>
                <text:p text:style-name="P3"><text:span text:style-name="T2">Conduzir e ser conduzidos </text:span><text:span text:style-name="T3">(evitar coreografias).</text:span></text:p>
              </text:list-item>
              <text:list-item>
                <text:p text:style-name="P3"><text:span text:style-name="T2">Ter o peso do corpo sobre um pé só</text:span><text:span text:style-name="T3"> (NÃO dividir o peso nos movimentos).</text:span></text:p>
              </text:list-item>
              <text:list-item>
                <text:p text:style-name="P3"><text:span text:style-name="T2">Ter os braços firmes sem fazer força</text:span><text:span text:style-name="T3"> (a informação chega por lá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1" draw:display-name="Bitmap 1" xlink:href="Pictures/1000020100000640000003E8FD99B7EA84B522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bitmap" draw:fill-color="#eeeeee" draw:fill-image-name="Bitmap_20_1" draw:fill-image-width="0cm" draw:fill-image-height="0cm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29cm" fo:text-indent="0cm"/>
      <style:text-properties fo:font-size="23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46cm" fo:text-indent="0cm"/>
      <style:text-properties fo:font-size="19.899999618530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61cm" fo:text-indent="0cm"/>
      <style:text-properties fo:font-size="1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bitmap" draw:fill-color="#eeeeee" draw:fill-image-name="Bitmap_20_1" draw:fill-image-width="0cm" draw:fill-image-height="0cm" style:repeat="stretch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55cm" fo:text-indent="0cm"/>
      <style:text-properties fo:font-size="25.200000762939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64cm" fo:text-indent="0cm"/>
      <style:text-properties fo:font-size="21.6000003814697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76cm" fo:text-indent="0cm"/>
      <style:text-properties fo:font-size="18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color="#eeeeee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draw:frame presentation:style-name="Padrão-title" draw:layer="backgroundobjects" svg:width="25.2cm" svg:height="2.922cm" svg:x="1.4cm" svg:y="0.693cm" presentation:class="title" presentation:placeholder="true">
        <draw:text-box/>
      </draw:frame>
      <draw:frame presentation:style-name="Padrão-outline1" draw:layer="backgroundobjects" svg:width="25.2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2cm" svg:y="15.9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2cm" svg:y="15.93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8cm" svg:height="17.5cm" svg:x="0cm" svg:y="0cm">
        <draw:image xlink:href="Pictures/1000068800009698000054AB537EA062.svg" xlink:type="simple" xlink:show="embed" xlink:actuate="onLoad">
          <text:p/>
        </draw:image>
        <draw:image xlink:href="Pictures/10000201000003AF0000021200A31112DC26E236.png" xlink:type="simple" xlink:show="embed" xlink:actuate="onLoad"/>
      </draw:frame>
      <draw:frame presentation:style-name="AbstractGreen-title" draw:layer="backgroundobjects" svg:width="25.2cm" svg:height="2.888cm" svg:x="1.4cm" svg:y="0.665cm" presentation:class="title" presentation:placeholder="true">
        <draw:text-box/>
      </draw:frame>
      <draw:frame presentation:style-name="AbstractGreen-outline1" draw:layer="backgroundobjects" svg:width="25.2cm" svg:height="10.15cm" svg:x="1.4cm" svg:y="4.218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2cm" svg:y="15.9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2cm" svg:y="15.93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3:59:58.797572540</meta:creation-date>
    <dc:date>2016-06-08T09:18:25.279668889</dc:date>
    <meta:editing-duration>PT2H56M33S</meta:editing-duration>
    <meta:editing-cycles>12</meta:editing-cycles>
    <meta:generator>LibreOffice/5.1.2.2$Linux_x86 LibreOffice_project/10m0$Build-2</meta:generator>
    <meta:document-statistic meta:object-count="37"/>
  </office:meta>
</office:document-meta>
</file>